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147.32mm"/>
    </style:style>
    <style:style style:name="co4" style:family="table-column">
      <style:table-column-properties fo:break-before="auto" style:column-width="120.46mm"/>
    </style:style>
    <style:style style:name="co5" style:family="table-column">
      <style:table-column-properties fo:break-before="auto" style:column-width="7.4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color="#ce181e"/>
    </style:style>
    <style:style style:name="ce5" style:family="table-cell" style:parent-style-name="Default">
      <style:table-cell-properties fo:background-color="#fff2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T_benchmark_s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d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n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BF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ΔUA4S-(1-4e)-GlcNS6S-(α1-4a)-Ido2S-(α1-4e)-GlcNS6S-(α1-4)-Ido2S-(1-4e)-GlcNS6S</text:p>
          </table:table-cell>
          <table:table-cell office:value-type="string" calcext:value-type="string">
            <text:p>1H2-4C1-1C4-4C1-2SO-4C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AK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do2S-(α1-4e)-GlcNS6S-(α1-4a)-Ido2S-(α1-4e)-GlcNS6S-(α1-4a)-Ido2S-(α1-4e)-GlcNS6S</text:p>
          </table:table-cell>
          <table:table-cell office:value-type="string" calcext:value-type="string">
            <text:p>1C4-4C1-1C4-4C1-1C4-4C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AX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cNS6S-(α1-4a)-Ido2S-(α1-4e)-GlcNS6S-(α1-4a)-Ido2S-(α1-4e)-GlcNS6S</text:p>
          </table:table-cell>
          <table:table-cell office:value-type="string" calcext:value-type="string">
            <text:p>4C1-1C4-4C1-1C4-4C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KC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TP-(α1-4e)-NTP-(β1-4e)-NTP-(α1-4)-NTP-(1-4e)-NTP</text:p>
          </table:table-cell>
          <table:table-cell office:value-type="string" calcext:value-type="string">
            <text:p>4C1-4C1-4C1-2SO-4C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C4M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GlcUA-(β1-3e)-GlcNAc4S-(β1-4e)-GlcUA-(β1-3e)-GlcNAc4S</text:p>
          </table:table-cell>
          <table:table-cell table:style-name="ce4" office:value-type="string" calcext:value-type="string">
            <text:p>4C1-4C1-4C1-4C1</text:p>
          </table:table-cell>
          <table:table-cell table:style-name="ce4" office:value-type="string" calcext:value-type="string">
            <text:p>Ligand not incontact with protein</text:p>
          </table:table-cell>
          <table:table-cell table:style-name="ce4" table:number-columns-repeated="1019"/>
        </table:table-row>
        <table:table-row table:style-name="ro1">
          <table:table-cell table:style-name="ce2" table:number-columns-repeated="2"/>
          <table:table-cell table:style-name="ce4" table:number-columns-repeated="1022"/>
        </table:table-row>
        <table:table-row table:style-name="ro1">
          <table:table-cell office:value-type="string" calcext:value-type="string">
            <text:p>3UD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cNS3S-(α1-4a)-Ido2S</text:p>
          </table:table-cell>
          <table:table-cell office:value-type="string" calcext:value-type="string">
            <text:p>4C1-1C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RWG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ΔUA-(1-3e)-GlcNAc4S-(β1-4)-GCT-(1-3e)-GlcNAc4S</text:p>
          </table:table-cell>
          <table:table-cell table:style-name="ce5" office:value-type="string" calcext:value-type="string">
            <text:p>E1-4C1-2SO-4C1</text:p>
          </table:table-cell>
          <table:table-cell table:style-name="ce5" office:value-type="string" calcext:value-type="string">
            <text:p>Check sodium in binding site</text:p>
          </table:table-cell>
          <table:table-cell table:style-name="ce5" table:number-columns-repeated="1019"/>
        </table:table-row>
        <table:table-row table:style-name="ro1">
          <table:table-cell table:style-name="ce3" office:value-type="string" calcext:value-type="string">
            <text:p>1G5N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ΔUA4S-(1-4e)-GlcNS6S-(α1-4)-Ido2S-(1-4e)-GlcNS6S</text:p>
          </table:table-cell>
          <table:table-cell table:style-name="ce5" office:value-type="string" calcext:value-type="string">
            <text:p>1E-4C1-2SO-4C1</text:p>
          </table:table-cell>
          <table:table-cell table:style-name="ce5" office:value-type="string" calcext:value-type="string">
            <text:p>Check calcium in binding site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3H7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cNAc4S-(β1-4e)-GlcUA-(β1-3e)-GlcNAc4S-(β1-4e)-GlcUA-(β1-3e)-GlcNAc4S-(β1-4e)-GlcUA</text:p>
          </table:table-cell>
          <table:table-cell office:value-type="string" calcext:value-type="string">
            <text:p>4C1-4C1-4C1-4C1-4C1-4C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EV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TO-(α1-4e)-NTO-(β1-4e)-NTO-(α1-4)-NTO-(1-4e)-NTO</text:p>
          </table:table-cell>
          <table:table-cell office:value-type="string" calcext:value-type="string">
            <text:p>4C1-4C1-4C1-2SO-4C1</text:p>
          </table:table-cell>
          <table:table-cell office:value-type="string" calcext:value-type="string">
            <text:p>Homo-2-mer, ligand with higher resolution tak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QM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do2S-(α1-4e)-GlcNS6S-(α1-4a)-Ido2S-(α1-4e)-GlcNS6S</text:p>
          </table:table-cell>
          <table:table-cell office:value-type="string" calcext:value-type="string">
            <text:p>1C4-4C1-1C4-4C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RID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Ido2S-(1-4e)-GlcNS6S-(α1-4)-Ido2S-(1-4e)-GlcNS6S-(α1-4)-Ido2S-(1-4e)-GlcNS6S-(α1-4)-Ido2S-(1-4e)-GlcNS6S</text:p>
          </table:table-cell>
          <table:table-cell table:style-name="ce4" office:value-type="string" calcext:value-type="string">
            <text:p>2E-4C1-2SO-4C1-2SO-4C1-2SO-4C1</text:p>
          </table:table-cell>
          <table:table-cell table:style-name="ce4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W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cUA-(β1-3e)-GlcNAc</text:p>
          </table:table-cell>
          <table:table-cell office:value-type="string" calcext:value-type="string">
            <text:p>4C1-4C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2BRS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Ido2S-(β1-4e)-GlcNS6S</text:p>
          </table:table-cell>
          <table:table-cell table:style-name="ce5" office:value-type="string" calcext:value-type="string">
            <text:p>1C4-4C1</text:p>
          </table:table-cell>
          <table:table-cell table:style-name="ce5" table:number-columns-repeated="1020"/>
        </table:table-row>
        <table:table-row table:style-name="ro1">
          <table:table-cell table:style-name="ce2" office:value-type="string" calcext:value-type="string">
            <text:p>1I8Q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GlcUA-(β1-3e)-GlcNAc</text:p>
          </table:table-cell>
          <table:table-cell table:style-name="ce4" office:value-type="string" calcext:value-type="string">
            <text:p>4C1-4C1</text:p>
          </table:table-cell>
          <table:table-cell table:style-name="ce4" office:value-type="string" calcext:value-type="string">
            <text:p>Enzyme product, low resolution for ligand. Reports unsaturated uronic acid in 4C1.</text:p>
          </table:table-cell>
          <table:table-cell table:style-name="ce4" table:number-columns-repeated="1019"/>
        </table:table-row>
        <table:table-row table:style-name="ro1">
          <table:table-cell table:style-name="ce3" office:value-type="string" calcext:value-type="string">
            <text:p>1HM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GlcUA-(β1-3e)-GlcNAc</text:p>
          </table:table-cell>
          <table:table-cell table:style-name="ce5" office:value-type="string" calcext:value-type="string">
            <text:p>4C1-4C1</text:p>
          </table:table-cell>
          <table:table-cell table:style-name="ce5" office:value-type="string" calcext:value-type="string">
            <text:p>Could possibly take more ligands from this structure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3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cNS2S6S-(α1-4a)-Ido2S</text:p>
          </table:table-cell>
          <table:table-cell office:value-type="string" calcext:value-type="string">
            <text:p>4C1-1C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OJ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ΔUA4S-(1-4e)-GlcNS6S-(α1-4a)-Ido2S-(α1-4e)-GlcNS6S-(α1-4a)-Ido2S-(α1-4e)-GlcNS6S</text:p>
          </table:table-cell>
          <table:table-cell office:value-type="string" calcext:value-type="string">
            <text:p>1H2-4C1-1C4-4C1-1C4-4C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GM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do2S-(1-4e)-GlcNS6S-(α1-4a)-Ido2S-(α1-4e)-GlcNS6S-(α1-4)-Ido2S</text:p>
          </table:table-cell>
          <table:table-cell office:value-type="string" calcext:value-type="string">
            <text:p>2SO-4C1-1C4-4C1-2S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U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cNS-(α1-4a)-Ido2S</text:p>
          </table:table-cell>
          <table:table-cell office:value-type="string" calcext:value-type="string">
            <text:p>4C1-1C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U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cNAc6S-(α1-4e)-GlcUA-(β1-4e)-GlcNS6S-(α1-4a)-Ido2S-(α1-4e)-GlcNS6S</text:p>
          </table:table-cell>
          <table:table-cell office:value-type="string" calcext:value-type="string">
            <text:p>4C1-4C1-4C1-1C4-4C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JC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cNAc-(β1-4e)-GlcUA-(β1-3e)-GlcNAc-(β1-4e)-GlcUA-(β1-3e)-GlcNAc-(β1-4e)-GlcUA-(β1-3e)-GlcNAc</text:p>
          </table:table-cell>
          <table:table-cell office:value-type="string" calcext:value-type="string">
            <text:p>4C1-4C1-4C1-4C1-4C1-4C1-4C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XT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do2S-(1-4e)-GlcNS6S-(α1-4a)-Ido2S-(α1-4e)-GlcNS6S-(α1-4)-Ido2S-(1-4e)-GlcNS6S</text:p>
          </table:table-cell>
          <table:table-cell office:value-type="string" calcext:value-type="string">
            <text:p>1H2-4C1-1C4-4C1-2SO-4C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LX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cUA-(β1-3e)-GlcNAc-(β1-4e)-GlcUA-(β1-3e)-GlcNAc</text:p>
          </table:table-cell>
          <table:table-cell office:value-type="string" calcext:value-type="string">
            <text:p>4C1-4C1-4C1-4C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FQ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ΔUA4S-(1-4e)-GlcNS6S-(α1-4a)-Ido2S-(α1-4e)-GlcNS6S-(α1-4)-Ido2S-(1-4e)-GlcNS6S</text:p>
          </table:table-cell>
          <table:table-cell office:value-type="string" calcext:value-type="string">
            <text:p>1H2-4C1-1C4-4C1-5H4-4C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OF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ΔUA-(1-3e)-GlcNAc4S-(β1-4e)-GlcUA-(β1-3e)-GlcNAc4S</text:p>
          </table:table-cell>
          <table:table-cell office:value-type="string" calcext:value-type="string">
            <text:p>E1-4C1-4C1-4C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SR5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NT1-(α1-4e)-NT1-(β1-4e)-NT1-(α1-4e)-NT1-(β1-4e)-NT1-(α1-4)-NT1-(1-4e)-NT1</text:p>
          </table:table-cell>
          <table:table-cell table:style-name="ce4" office:value-type="string" calcext:value-type="string">
            <text:p>4C1-4C1-4C1-4C1-4C1-2SO-4C1</text:p>
          </table:table-cell>
          <table:table-cell table:style-name="ce4" office:value-type="string" calcext:value-type="string">
            <text:p>Low resolution, redundant 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1XM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cNS6S-(α1-4a)-Ido2S-(α1-4e)-GlcNS6S-(α1-4a)-Ido2S-(α1-4e)-GlcNS6S</text:p>
          </table:table-cell>
          <table:table-cell office:value-type="string" calcext:value-type="string">
            <text:p>4C1-1C4-4C1-1C4-4C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I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cNS6S-(α1-4)-Ido2S-(1-4e)-GlcNS2S6S-(α1-4a)-Ido2S-(α1-4e)-GlcNS6S-(α1-4a)-Ido2S-(α1-4e)-GlcNS6S-(α1-4a)-Ido2S</text:p>
          </table:table-cell>
          <table:table-cell office:value-type="string" calcext:value-type="string">
            <text:p>4C1-2SO-4C1-1C4-4C1-1C4-4C1-1C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I8Q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GlcUA-(β1-3e)-GlcNAc</text:p>
          </table:table-cell>
          <table:table-cell table:style-name="ce4" office:value-type="string" calcext:value-type="string">
            <text:p>4C1-4C1</text:p>
          </table:table-cell>
          <table:table-cell table:style-name="ce4" office:value-type="string" calcext:value-type="string">
            <text:p>Enzyme product, low resolution for ligand. Reports unsaturated uronic acid in 4C1.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 calcext:value-type="string">
            <text:p>1TB6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GU4-(α1-4)-GU6-(1-4e)-GU0-(β1-4e)-GU5-(α1-4e)-GU8-(β1-4e)-GU9-(α1-4e)-GU8-(β1-4e)-GU9-(α1-4e)-GU8-(β1-4e)-GU9-(α1-4e)-GU8-(β1-4e)-GU5-(α1-4e)-GU1-(β1-4e)-GU6-(α1-4)-GU2-(1-4e)-GU3</text:p>
          </table:table-cell>
          <table:table-cell table:style-name="ce4" office:value-type="string" calcext:value-type="string">
            <text:p>4C1-3H4-4C1-4C1-4C1-4C1-4C1-4C1-4C1-4C1-4C1-4C1-4C1-4C1-2SO-4C1</text:p>
          </table:table-cell>
          <table:table-cell table:style-name="ce4" office:value-type="string" calcext:value-type="string">
            <text:p>Too big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1FC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cUA-(β1-3e)-GlcNAc-(β1-4e)-GlcUA-(β1-3)-GlcNAc</text:p>
          </table:table-cell>
          <table:table-cell office:value-type="string" calcext:value-type="string">
            <text:p>4C1-4C1-4C1-1’<text:span text:style-name="T1">4B </text:span></text:p>
          </table:table-cell>
          <table:table-cell office:value-type="string" calcext:value-type="string">
            <text:p>Unusual boat conformation of GlcNAc at the reducing end of the sugar, likely due to poor electron density. Fo-Fc map suggests electron density over accounted for near O5…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M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ΔUA-(1-3e)-GlcNAc4S-(β1-4e)-GlcUA-(β1-3e)-GalNAc6S</text:p>
          </table:table-cell>
          <table:table-cell office:value-type="string" calcext:value-type="string">
            <text:p>E1-4C1-4C1-4C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WNU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do2S-(α1-4e)-GlcNS6S</text:p>
          </table:table-cell>
          <table:table-cell table:style-name="ce4" office:value-type="string" calcext:value-type="string">
            <text:p>1C4-4C1</text:p>
          </table:table-cell>
          <table:table-cell table:style-name="ce4" office:value-type="string" calcext:value-type="string">
            <text:p>Very litle electron density around ‘Ido2S’, which is actually ΔUA is a 1C4, which is very suspect.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 calcext:value-type="string">
            <text:p>1RID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GlcNS6S-(α1-4)-Ido2S-(1-4e)-GlcNS6S-(α1-4)-Ido2S-(1-4e)-GlcNS6S-(α1-4)-Ido2S-(1-4e)-GlcNS6S</text:p>
          </table:table-cell>
          <table:table-cell table:style-name="ce4" office:value-type="string" calcext:value-type="string">
            <text:p>4C1-2SO-4C1-2SO-4C1-2SO-4C1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1XM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cNS6S-(α1-4a)-Ido2S-(α1-4e)-GlcNS6S-(α1-4a)-Ido2S-(α1-4a)-GlcNS6S-(α1-4)-Ido2S</text:p>
          </table:table-cell>
          <table:table-cell office:value-type="string" calcext:value-type="string">
            <text:p>4C1-1C4-4C1-1C4-4C1-2S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G5N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ΔUA4S-(1-4e)-GlcNS6S-(α1-4a)-Ido2S-(α1-4e)-GlcNS6S</text:p>
          </table:table-cell>
          <table:table-cell table:style-name="ce5" office:value-type="string" calcext:value-type="string">
            <text:p>1H2-4C1-1C4-4C1</text:p>
          </table:table-cell>
          <table:table-cell table:style-name="ce5" office:value-type="string" calcext:value-type="string">
            <text:p>Check calcium in binding site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1LO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cUA-(1-3e)-GlcNAc-(β1-4e)-GlcUA-(β1-3e)-GlcNAc-(β1-4e)-GlcUA-(β1-3e)-GlcNAc</text:p>
          </table:table-cell>
          <table:table-cell office:value-type="string" calcext:value-type="string">
            <text:p>E1-4C1-4C1-4C1-4C1-4C1</text:p>
          </table:table-cell>
          <table:table-cell office:value-type="string" calcext:value-type="string">
            <text:p>Fc-fo map is pretty bad around the non reducing 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C9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cNAc4S-(β1-4e)-GlcUA-(β1-3e)-GlcNAc4S-(β1-4e)-GlcUA-(β1-3e)-GlcNAc4S-(β1-4e)-GlcUA</text:p>
          </table:table-cell>
          <table:table-cell office:value-type="string" calcext:value-type="string">
            <text:p>4C1-4C1-4C1-4C1-4C1-4C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BF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ΔUA4S-(1-4e)-GlcNS6S-(α1-4a)-Ido2S-(α1-4e)-GlcNS6S</text:p>
          </table:table-cell>
          <table:table-cell office:value-type="string" calcext:value-type="string">
            <text:p>1H2-4C1-1C4-4C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E0O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Ido2S-(1-4e)-GlcNS6S-(α1-4)-Ido2S-(1-4e)-GlcNS6S-(α1-4)-Ido2S-(1-4e)-GlcNS6S-(α1-4)-Ido2S-(1-4e)-GlcNS6S-(α1-4a)-Ido2S-(α1-4e)-GlcNS6S</text:p>
          </table:table-cell>
          <table:table-cell table:style-name="ce4" office:value-type="string" calcext:value-type="string">
            <text:p>2E-4C1-2SO-4C1-2SO-4C1-2SO-4C1-1C4-4C1</text:p>
          </table:table-cell>
          <table:table-cell table:style-name="ce4" office:value-type="string" calcext:value-type="string">
            <text:p>No electron density map, phi/psi for 2SO sugars in poor agreement with energy maps and literature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1H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DR-(α1-3e)-GlcNAc4S-(β1-4a)-IDR-(α1-3e)-GlcNAc4S</text:p>
          </table:table-cell>
          <table:table-cell office:value-type="string" calcext:value-type="string">
            <text:p>1C4-4C1-1C4-4C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ILR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ΔUA2S-(α1-4e)-GlcNS6S</text:p>
          </table:table-cell>
          <table:table-cell table:style-name="ce4" office:value-type="string" calcext:value-type="string">
            <text:p>1C4-4C1</text:p>
          </table:table-cell>
          <table:table-cell table:style-name="ce4" office:value-type="string" calcext:value-type="string">
            <text:p>Enzyme product, low resolution for ligand. Reports unsaturated uronic acid in 1C4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1FQ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ΔUA4S-(1-4e)-GlcNS6S-(α1-4a)-Ido2S-(α1-4e)-GlcNS6S-(α1-4a)-Ido2S-(α1-4e)-GlcNS6S-(β1-4)-Ido2S-(1-4e)-GlcNS6S</text:p>
          </table:table-cell>
          <table:table-cell office:value-type="string" calcext:value-type="string">
            <text:p>1H2-4C1-1C4-4C1-1C4-4C1-2E-4C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JC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cNAc-(β1-4e)-GlcUA-(β1-3e)-GlcNAc-(β1-4e)-GlcUA-(β1-3e)-GlcNAc-(β1-4e)-GlcUA-(β1-3e)-GlcNAc</text:p>
          </table:table-cell>
          <table:table-cell office:value-type="string" calcext:value-type="string">
            <text:p>4C1-4C1-4C1-4C1-4C1-4C1-4C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HPN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Ido2S-(α1-4e)-GlcNS6S-(α1-4a)-Ido2S-(α1-4e)-GlcNS6S-(α1-4a)-Ido2S-(α1-4e)-GlcNS6S-(α1-4a)-Ido2S-(α1-4e)-GlcNS6S-(α1-4a)-Ido2S-(α1-4e)-GlcNS6S-(α1-4a)-Ido2S-(α1-4e)-GlcNS6S</text:p>
          </table:table-cell>
          <table:table-cell table:style-name="ce4" office:value-type="string" calcext:value-type="string">
            <text:p>1C4-4C1-1C4-4C1-1C4-4C1-1C4-4C1-1C4-4C1-1C4-4C1</text:p>
          </table:table-cell>
          <table:table-cell table:style-name="ce4" office:value-type="string" calcext:value-type="string">
            <text:p>Too big, solution structure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2AX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do2S-(1-4e)-GlcNS6S-(α1-4a)-Ido2S-(α1-4e)-GlcNS6S-(α1-4a)-Ido2S-(α1-4e)-GlcNS6S</text:p>
          </table:table-cell>
          <table:table-cell office:value-type="string" calcext:value-type="string">
            <text:p>EO-4C1-1C4-4C1-1C4-4C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B9F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do2S-(1-4e)-GlcNS6S</text:p>
          </table:table-cell>
          <table:table-cell table:style-name="ce4" office:value-type="string" calcext:value-type="string">
            <text:p>2SO-4C1</text:p>
          </table:table-cell>
          <table:table-cell table:style-name="ce4" office:value-type="string" calcext:value-type="string">
            <text:p>Poor electron density, fo-fc map indicates very poor fit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3DY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do2S-(1-4e)-GlcNS6S-(α1-4a)-Ido2S-(α1-4e)-GlcNS6S-(α1-4a)-Ido2S</text:p>
          </table:table-cell>
          <table:table-cell office:value-type="string" calcext:value-type="string">
            <text:p>2SO-4C1-1C4-4C1-1C4</text:p>
          </table:table-cell>
          <table:table-cell office:value-type="string" calcext:value-type="string">
            <text:p>Both ends of the polysaccharide have poor electron density, Ido2S not completely resolved (missing 2S group…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U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cNAc6S-(α1-4e)-GlcUA-(β1-4e)-GlcNS6S-(α1-4a)-Ido2S-(α1-4e)-GlcNS6S-(α1-4e)-GlcUA</text:p>
          </table:table-cell>
          <table:table-cell office:value-type="string" calcext:value-type="string">
            <text:p>4C1-4C1-4C1-1C4-4C1-4C1</text:p>
          </table:table-cell>
          <table:table-cell table:number-columns-repeated="102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6T12:48:29.660731276</dc:date>
    <meta:editing-duration>PT48M22S</meta:editing-duration>
    <meta:editing-cycles>1</meta:editing-cycles>
    <meta:document-statistic meta:table-count="1" meta:cell-count="222" meta:object-count="0"/>
    <meta:generator>LibreOffice/6.0.7.3$Linux_X86_64 LibreOffice_project/00m0$Build-3</meta:generator>
  </office:meta>
</office:document-meta>
</file>